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cm" loext:contextual-spacing="false" fo:line-height="0.882cm" fo:text-align="center" style:justify-single-word="false"/>
      <style:text-properties style:font-name="標楷體" fo:font-size="18pt" style:font-name-asian="標楷體" style:font-size-asian="18pt"/>
    </style:style>
    <style:style style:name="P2" style:family="paragraph" style:parent-style-name="Standard">
      <style:paragraph-properties fo:margin-left="0cm" fo:margin-right="0cm" fo:margin-top="0.423cm" fo:margin-bottom="0cm" loext:contextual-spacing="false" fo:line-height="1.411cm" fo:text-align="justify" style:justify-single-word="false" fo:text-indent="1.129cm" style:auto-text-indent="false">
        <style:tab-stops>
          <style:tab-stop style:position="17.463cm"/>
        </style:tab-stops>
      </style:paragraph-properties>
    </style:style>
    <style:style style:name="P3" style:family="paragraph" style:parent-style-name="Standard">
      <style:paragraph-properties fo:margin-left="0cm" fo:margin-right="0cm" fo:margin-top="0.847cm" fo:margin-bottom="0cm" loext:contextual-spacing="false" fo:line-height="1.235cm" fo:text-align="justify" style:justify-single-word="false" fo:text-indent="1.129cm" style:auto-text-indent="false">
        <style:tab-stops>
          <style:tab-stop style:position="17.463cm"/>
        </style:tab-stops>
      </style:paragraph-properties>
    </style:style>
    <style:style style:name="P4" style:family="paragraph" style:parent-style-name="Standard">
      <style:paragraph-properties fo:margin-left="0cm" fo:margin-right="0cm" fo:margin-top="1.693cm" fo:margin-bottom="0cm" loext:contextual-spacing="false" fo:line-height="0.882cm" fo:text-indent="1.129cm" style:auto-text-indent="false"/>
    </style:style>
    <style:style style:name="P5" style:family="paragraph" style:parent-style-name="Standard">
      <style:paragraph-properties fo:margin-left="0cm" fo:margin-right="0cm" fo:margin-top="3.387cm" fo:margin-bottom="0cm" loext:contextual-spacing="false" fo:line-height="0.882cm" fo:text-indent="8.467cm" style:auto-text-indent="false">
        <style:tab-stops>
          <style:tab-stop style:position="16.298cm"/>
        </style:tab-stops>
      </style:paragraph-properties>
    </style:style>
    <style:style style:name="P6" style:family="paragraph" style:parent-style-name="Standard">
      <style:paragraph-properties fo:margin-left="0cm" fo:margin-right="0cm" fo:margin-top="0.423cm" fo:margin-bottom="0cm" loext:contextual-spacing="false" fo:line-height="0.882cm" fo:text-indent="8.467cm" style:auto-text-indent="false" style:snap-to-layout-grid="false">
        <style:tab-stops>
          <style:tab-stop style:position="17.145cm"/>
        </style:tab-stops>
      </style:paragraph-properties>
    </style:style>
    <style:style style:name="P7" style:family="paragraph" style:parent-style-name="Standard" style:master-page-name="Standard">
      <style:paragraph-properties fo:line-height="0.882cm" fo:text-align="center" style:justify-single-word="false" style:page-number="13">
        <style:tab-stops>
          <style:tab-stop style:position="17.463cm"/>
        </style:tab-stops>
      </style:paragraph-properties>
      <style:text-properties style:font-name="標楷體" fo:font-size="18pt" style:font-name-asian="標楷體" style:font-size-asian="18pt"/>
    </style:style>
    <style:style style:name="P8" style:family="paragraph" style:parent-style-name="Standard">
      <style:paragraph-properties fo:margin-top="2.963cm" fo:margin-bottom="0cm" loext:contextual-spacing="false" fo:line-height="0.882cm" fo:text-align="justify" fo:text-align-last="justify" style:justify-single-word="true"/>
    </style:style>
    <style:style style:name="T1" style:family="text">
      <style:text-properties style:font-name="標楷體" style:font-name-asian="標楷體"/>
    </style:style>
    <style:style style:name="T2" style:family="text">
      <style:text-properties style:font-name="標楷體" fo:font-size="16pt" style:font-name-asian="標楷體" style:font-size-asian="16pt"/>
    </style:style>
    <style:style style:name="T3" style:family="text">
      <style:text-properties style:font-name="標楷體" fo:font-size="16pt" fo:letter-spacing="1.129cm" style:font-name-asian="標楷體" style:font-size-asian="16pt" style:font-size-complex="16pt"/>
    </style:style>
    <style:style style:name="T4" style:family="text">
      <style:text-properties fo:font-size="16pt" style:font-name-asian="標楷體" style:font-size-asian="16pt"/>
    </style:style>
    <style:style style:name="T5" style:family="text">
      <style:text-properties fo:font-size="16pt" style:font-name-asian="Times New Roman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國立交通大學工學院專班工程技術與管理學程</text:p>
      <text:p text:style-name="P1">研究生更換碩士論文指導教授申請書</text:p>
      <text:p text:style-name="P2"><text:span text:style-name="T2">本人原敦請『 <text:s text:c="13"/>』教授擔任指導教授</text:span><text:span text:style-name="T4">，</text:span><text:span text:style-name="T2">原簽訂協議書如附件，現因『 <text:s text:c="49"/>』理由擬申請變更指導教授為『</text:span><text:span text:style-name="T5"> <text:s text:c="10"/></text:span><text:span text:style-name="T4">』</text:span><text:span text:style-name="T2">教授，研究方向更改為『 <text:s text:c="48"/>』敬請同意。</text:span></text:p>
      <text:p text:style-name="P3"><text:span text:style-name="T2">此 <text:s text:c="3"/>致</text:span></text:p>
      <text:p text:style-name="P4"><text:span text:style-name="T2">原 指 導 教 授： <text:s text:c="18"/><text:tab/><text:tab/><text:tab/>(簽章)</text:span></text:p>
      <text:p text:style-name="P4"><text:span text:style-name="T2">變更後指導教授： <text:s text:c="18"/><text:tab/><text:tab/><text:tab/>(簽章)</text:span></text:p>
      <text:p text:style-name="P4"><text:span text:style-name="T2">召 <text:s text:c="3"/>集 <text:s text:c="3"/>人： <text:s text:c="17"/><text:tab/><text:tab/> <text:s text:c="2"/><text:tab/>(簽章)</text:span></text:p>
      <text:p text:style-name="P5"><text:span text:style-name="T2">研 <text:s/>究 <text:s/>生：<text:tab/></text:span><text:span text:style-name="T1"> (簽章)</text:span></text:p>
      <text:p text:style-name="P6"><text:span text:style-name="T2">學 <text:s text:c="5"/>號：</text:span></text:p>
      <text:p text:style-name="P8"><text:span text:style-name="T3">中華民國年月</text:span><text:span text:style-name="T2">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318cm" fo:margin-left="1.6cm" fo:margin-right="1.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協議書</dc:title>
    <dc:subject>更換指導教授</dc:subject>
    <meta:initial-creator>marshial</meta:initial-creator>
    <meta:creation-date>2003-01-28T11:24:00</meta:creation-date>
    <dc:date>2016-07-20T14:24:05.255000000</dc:date>
    <meta:editing-cycles>10</meta:editing-cycles>
    <meta:editing-duration>PT12M16S</meta:editing-duration>
    <meta:generator>LibreOffice/5.1.4.2$Windows_x86 LibreOffice_project/f99d75f39f1c57ebdd7ffc5f42867c12031db97a</meta:generator>
    <meta:document-statistic meta:table-count="0" meta:image-count="0" meta:object-count="0" meta:page-count="1" meta:paragraph-count="10" meta:word-count="147" meta:character-count="367" meta:non-whitespace-character-count="147"/>
  </office:meta>
</office:document-meta>
</file>